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06.5pt"/>
    </style:style>
    <style:style style:name="co3" style:family="table-column">
      <style:table-column-properties fo:break-before="auto" style:column-width="34.7pt"/>
    </style:style>
    <style:style style:name="co4" style:family="table-column">
      <style:table-column-properties fo:break-before="auto" style:column-width="582.0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1" table:number-columns-repeated="6" table:default-cell-style-name="Default"/>
        <table:table-column table:style-name="co4" table:default-cell-style-name="Default"/>
        <table:table-column table:style-name="co1" table:default-cell-style-name="Default"/>
        <table:table-row table:style-name="ro1">
          <table:table-cell office:value-type="string" calcext:value-type="string">
            <text:p><text:s text:c="6"/>|</text:p>
          </table:table-cell>
          <table:table-cell office:value-type="string" calcext:value-type="string">
            <text:p>Page</text:p>
          </table:table-cell>
          <table:table-cell office:value-type="string" calcext:value-type="string">
            <text:p>|</text:p>
          </table:table-cell>
          <table:table-cell office:value-type="string" calcext:value-type="string">
            <text:p>Input200</text:p>
          </table:table-cell>
          <table:table-cell office:value-type="string" calcext:value-type="string">
            <text:p>|</text:p>
          </table:table-cell>
          <table:table-cell office:value-type="string" calcext:value-type="string">
            <text:p>Input2000</text:p>
          </table:table-cell>
          <table:table-cell office:value-type="string" calcext:value-type="string">
            <text:p>|</text:p>
          </table:table-cell>
          <table:table-cell office:value-type="string" calcext:value-type="string">
            <text:p>Button</text:p>
          </table:table-cell>
          <table:table-cell office:value-type="string" calcext:value-type="string">
            <text:p>|</text:p>
          </table:table-cell>
          <table:table-cell office:value-type="string" calcext:value-type="string">
            <text:p>Result</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2000"</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Input2000 too long, keep input data, highlight incorrect field, stay on page”</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Antrag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Anfrage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office:value-type="string" calcext:value-type="string">
            <text:p>“Bericht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Anfrage”</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200 Nomineexx Nomineexx Nomineexx Nomineexx Nomineexx Nomineexx Nomineexx Nomineexx Nomineexx Nomineexx Nomineexx Nomineexx Nomineexx Nomineexx Nomineexx Nomineexx Nomineexx Nomineexx Nomineexx Nomine400 Nomineexx Nomineexx Nomineexx Nomineexx Nomineexx Nomineexx Nomineexx Nomineexx Nomineexx Nomineexx Nomineexx Nomineexx Nomineexx Nomineexx Nomineexx Nomineexx Nomineexx Nomineexx Nomineexx Nomine600 Nomineexx Nomineexx Nomineexx Nomineexx Nomineexx Nomineexx Nomineexx Nomineexx Nomineexx Nomineexx Nomineexx Nomineexx Nomineexx Nomineexx Nomineexx Nomineexx Nomineexx Nomineexx Nomineexx Nomine800 Nomineexx Nomineexx Nomineexx Nomineexx Nomineexx Nomineexx Nomineexx Nomineexx Nomineexx Nomineexx Nomineexx Nomineexx Nomineexx Nomineexx Nomineexx Nomineexx Nomineexx Nomineexx Nomineexx Nomine1000Nomineexx Nomineexx Nomineexx Nomineexx Nomineexx Nomineexx Nomineexx Nomineexx Nomineexx Nomineexx Nomineexx Nomineexx Nomineexx Nomineexx Nomineexx Nomineexx Nomineexx Nomineexx Nomineexx Nomine1200Nomineexx Nomineexx Nomineexx Nomineexx Nomineexx Nomineexx Nomineexx Nomineexx Nomineexx Nomineexx Nomineexx Nomineexx Nomineexx Nomineexx Nomineexx Nomineexx Nomineexx Nomineexx Nomineexx Nomine1400Nomineexx Nomineexx Nomineexx Nomineexx Nomineexx Nomineexx Nomineexx Nomineexx Nomineexx Nomineexx Nomineexx Nomineexx Nomineexx Nomineexx Nomineexx Nomineexx Nomineexx Nomineexx Nomineexx Nomine1600Nomineexx Nomineexx Nomineexx Nomineexx Nomineexx Nomineexx Nomineexx Nomineexx Nomineexx Nomineexx Nomineexx Nomineexx Nomineexx Nomineexx Nomineexx Nomineexx Nomineexx Nomineexx Nomineexx Nomine1800Nomineexx Nomineexx Nomineexx Nomineexx Nomineexx Nomineexx Nomineexx Nomineexx Nomineexx Nomineexx Nomineexx Nomineexx Nomineexx Nomineexx Nomineexx Nomineexx Nomineexx Nomineexx Nomineexx Nominee2001"</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Bericht”</text:p>
          </table:table-cell>
          <table:table-cell office:value-type="string" calcext:value-type="string">
            <text:p>|</text:p>
          </table:table-cell>
          <table:table-cell/>
          <table:table-cell office:value-type="string" calcext:value-type="string">
            <text:p>|</text:p>
          </table:table-cell>
          <table:table-cell office:value-type="string" calcext:value-type="string">
            <text:p>"explanation" <text:s/></text:p>
          </table:table-cell>
          <table:table-cell office:value-type="string" calcext:value-type="string">
            <text:p>|</text:p>
          </table:table-cell>
          <table:table-cell office:value-type="string" calcext:value-type="string">
            <text:p>“Abbrechen”</text:p>
          </table:table-cell>
          <table:table-cell office:value-type="string" calcext:value-type="string">
            <text:p>|</text:p>
          </table:table-cell>
          <table:table-cell office:value-type="string" calcext:value-type="string">
            <text:p>“nothing saved to DB, return to Tagesordnung Agenda”</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Abstimmungs-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Abstimmungs-Antrag”</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Abstimmungs-Antra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Abstimmungs-Antrag”</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Wahl-Antrag”</text:p>
          </table:table-cell>
          <table:table-cell office:value-type="string" calcext:value-type="string">
            <text:p>|</text:p>
          </table:table-cell>
          <table:table-cell office:value-type="string" calcext:value-type="string">
            <text:p>“Comm1 <text:s/>“</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Wahl-Antrag”</text:p>
          </table:table-cell>
          <table:table-cell office:value-type="string" calcext:value-type="string">
            <text:p>|</text:p>
          </table:table-cell>
          <table:table-cell office:value-type="string" calcext:value-type="string">
            <text:p>“Nomineexx Nomineexx Nomineexx Nomineexx Nomineexx Nomineexx Nomineexx Nomineexx Nomineexx Nomineexx Nomineexx Nomineexx Nomineexx Nomineexx Nomineexx Nomineexx Nomineexx Nomineexx Nomineexx Nominee200” </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submit dialogue opens”</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Wahl-Antrag”</text:p>
          </table:table-cell>
          <table:table-cell office:value-type="string" calcext:value-type="string">
            <text:p>|</text:p>
          </table:table-cell>
          <table:table-cell office:value-type="string" calcext:value-type="string">
            <text:p>“”</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error: missing title,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Wahl-Antrag”</text:p>
          </table:table-cell>
          <table:table-cell office:value-type="string" calcext:value-type="string">
            <text:p>|</text:p>
          </table:table-cell>
          <table:table-cell office:value-type="string" calcext:value-type="string">
            <text:p>“Challenge Challenge Challenge Challenge Challenge Challenge Challenge Challenge Challenge Challenge Challenge Challenge Challenge Challenge Challenge Challenge Challenge Challenge Challenge Challeng201”</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error: Input200 too long, keep input data, highlight incorrect field, stay on page” </text:p>
          </table:table-cell>
          <table:table-cell office:value-type="string" calcext:value-type="string">
            <text:p>|</text:p>
          </table:table-cell>
        </table:table-row>
        <table:table-row table:style-name="ro1">
          <table:table-cell office:value-type="string" calcext:value-type="string">
            <text:p><text:s text:c="6"/>|</text:p>
          </table:table-cell>
          <table:table-cell office:value-type="string" calcext:value-type="string">
            <text:p>“Vorschlag zu Wahl-Antrag”</text:p>
          </table:table-cell>
          <table:table-cell office:value-type="string" calcext:value-type="string">
            <text:p>|</text:p>
          </table:table-cell>
          <table:table-cell office:value-type="string" calcext:value-type="string">
            <text:p>“&lt;non UTF-8&gt;”</text:p>
          </table:table-cell>
          <table:table-cell office:value-type="string" calcext:value-type="string">
            <text:p>|</text:p>
          </table:table-cell>
          <table:table-cell/>
          <table:table-cell office:value-type="string" calcext:value-type="string">
            <text:p>|</text:p>
          </table:table-cell>
          <table:table-cell office:value-type="string" calcext:value-type="string">
            <text:p>“Vorschlag veröffentlichen”</text:p>
          </table:table-cell>
          <table:table-cell office:value-type="string" calcext:value-type="string">
            <text:p>|</text:p>
          </table:table-cell>
          <table:table-cell office:value-type="string" calcext:value-type="string">
            <text:p>“error: characters not allowed, keep input data, highlight incorrect field, stay on page, log entry”</text:p>
          </table:table-cell>
          <table:table-cell office:value-type="string" calcext:value-type="string">
            <text:p>|</text:p>
          </table:table-cell>
        </table:table-row>
        <table:table-row table:style-name="ro1">
          <table:table-cell office:value-type="string" calcext:value-type="string">
            <text:p><text:s text:c="6"/>|</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row>
        <table:table-row table:style-name="ro1">
          <table:table-cell office:value-type="string" calcext:value-type="string">
            <text:p><text:s text:c="6"/>|</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row>
        <table:table-row table:style-name="ro1">
          <table:table-cell office:value-type="string" calcext:value-type="string">
            <text:p><text:s text:c="6"/>|</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8">00/00/0000</text:date>, <text:time style:data-style-name="N2" text:time-value="21:10:44.7156981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1T18:05:50.715670353</meta:creation-date>
    <dc:date>2017-01-28T21:27:17.887866973</dc:date>
    <meta:editing-duration>PT16M3S</meta:editing-duration>
    <meta:editing-cycles>4</meta:editing-cycles>
    <meta:generator>LibreOffice/5.1.4.2$Linux_X86_64 LibreOffice_project/10m0$Build-2</meta:generator>
    <meta:document-statistic meta:table-count="1" meta:cell-count="433" meta:object-count="0"/>
  </office:meta>
</office:document-meta>
</file>